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looks like there are enemies in this forest,
too.</text:p>
          </table:table-cell>
          <table:table-cell table:number-columns-repeated="1020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 would be nice to grind for experience to a
certain extent, but it's also important to avoid
encounters to preserve stamina where we can.</text:p>
          </table:table-cell>
          <table:table-cell table:number-columns-repeated="1020"/>
        </table:table-row>
        <table:table-row>
          <table:table-cell table:style-name="ce0" office:value-type="string">
            <text:p>状況に応じて対応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t's act according to the situation.</text:p>
          </table:table-cell>
          <table:table-cell table:number-columns-repeated="1020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now use 【Encounter Evasion】.</text:p>
          </table:table-cell>
          <table:table-cell table:number-columns-repeated="1020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style-name="ce0"/>
          <table:table-cell table:style-name="ce0"/>
          <table:table-cell table:style-name="ce0" office:value-type="string">
            <text:p>By holding down the 【S】 key, you can avoid
enemy encounters even while walking through
areas where they normally appear.</text:p>
          </table:table-cell>
          <table:table-cell table:number-columns-repeated="1020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style-name="ce0"/>
          <table:table-cell table:style-name="ce0"/>
          <table:table-cell table:style-name="ce0" office:value-type="string">
            <text:p>Use it whenever you'd like to focus on
exploration or riddle-solv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